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1.698cm"/>
    </style:style>
    <style:style style:name="gr2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5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6" style:family="graphic" style:parent-style-name="standard">
      <style:graphic-properties svg:stroke-width="0.028cm" draw:marker-start-width="0.342cm" draw:marker-end-width="0.342cm" draw:fill="solid" draw:fill-color="#dddddd" draw:opacity="100%" draw:textarea-horizontal-align="center" fo:padding-top="0.039cm" fo:padding-bottom="0.039cm" fo:padding-left="0.065cm" fo:padding-right="0.065cm" draw:shadow-opacity="100%"/>
    </style:style>
    <style:style style:name="gr7" style:family="graphic" style:parent-style-name="objectwithoutfill">
      <style:graphic-properties draw:marker-end="Arrow" draw:marker-end-width="0.254cm" draw:marker-end-center="true" draw:fill="none" draw:textarea-horizontal-align="center"/>
    </style:style>
    <style:style style:name="gr8" style:family="graphic" style:parent-style-name="standard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065cm" fo:padding-right="0.065cm"/>
    </style:style>
    <style:style style:name="gr9" style:family="graphic" style:parent-style-name="standard">
      <style:graphic-properties draw:stroke="solid" svg:stroke-width="0cm" draw:marker-start-width="0.3cm" draw:marker-end-width="0.3cm" draw:fill="solid" draw:fill-color="#ffffff" draw:opacity="100%" draw:textarea-horizontal-align="center" fo:padding-top="0.027cm" fo:padding-bottom="0.027cm" fo:padding-left="0.053cm" fo:padding-right="0.053cm" draw:shadow-opacity="100%"/>
    </style:style>
    <style:style style:name="gr10" style:family="graphic" style:parent-style-name="standard">
      <style:graphic-properties svg:stroke-width="0.102cm" draw:marker-start-width="0.452cm" draw:marker-end-width="0.452cm" draw:textarea-horizontal-align="center" fo:padding-top="0.175cm" fo:padding-bottom="0.175cm" fo:padding-left="0.2cm" fo:padding-right="0.2cm"/>
    </style:style>
    <style:style style:name="gr11" style:family="graphic" style:parent-style-name="standard">
      <style:graphic-properties svg:stroke-width="0.028cm" draw:marker-start-width="0.342cm" draw:marker-end-width="0.342cm" draw:fill="solid" draw:fill-color="#ffffff" draw:opacity="100%" draw:textarea-horizontal-align="center" fo:padding-top="0.039cm" fo:padding-bottom="0.039cm" fo:padding-left="0.065cm" fo:padding-right="0.065cm" draw:shadow-opacity="100%"/>
    </style:style>
    <style:style style:name="gr12" style:family="graphic" style:parent-style-name="objectwithoutfill">
      <style:graphic-properties draw:marker-start="Arrow" draw:marker-start-width="0.254cm" draw:marker-start-center="true" draw:marker-end="Arrow" draw:marker-end-width="0.254cm" draw:marker-end-center="true" draw:fill="none" draw:textarea-horizontal-align="center"/>
    </style:style>
    <style:style style:name="gr13" style:family="graphic" style:parent-style-name="objectwithoutfill">
      <style:graphic-properties draw:marker-end="Arrow" draw:marker-end-width="0.254cm" draw:marker-end-center="true"/>
    </style:style>
    <style:style style:name="gr14" style:family="graphic" style:parent-style-name="standard">
      <style:graphic-properties svg:stroke-width="0.028cm" draw:marker-start-width="0.342cm" draw:marker-end-width="0.342cm" draw:fill="solid" draw:fill-color="#cccccc" draw:opacity="50%" draw:textarea-horizontal-align="center" fo:padding-top="0.039cm" fo:padding-bottom="0.039cm" fo:padding-left="0.065cm" fo:padding-right="0.065cm"/>
    </style:style>
    <style:style style:name="gr15" style:family="graphic" style:parent-style-name="standard">
      <style:graphic-properties svg:stroke-width="0.028cm" draw:marker-start-width="0.342cm" draw:marker-end-width="0.342cm" draw:fill="solid" draw:fill-color="#cccccc" draw:opacity="50%" draw:textarea-horizontal-align="center" fo:padding-top="0.039cm" fo:padding-bottom="0.039cm" fo:padding-left="0.065cm" fo:padding-right="0.065cm" draw:shadow-opacity="50%"/>
    </style:style>
    <style:style style:name="gr16" style:family="graphic" style:parent-style-name="standard">
      <style:graphic-properties svg:stroke-width="0.028cm" draw:marker-start-width="0.342cm" draw:marker-end-width="0.342cm" draw:fill="none" draw:fill-color="#eeeeee" draw:textarea-horizontal-align="left" draw:textarea-vertical-align="top" fo:padding-top="0.039cm" fo:padding-bottom="0.039cm" fo:padding-left="0.065cm" fo:padding-right="0.065cm"/>
    </style:style>
    <style:style style:name="gr17" style:family="graphic" style:parent-style-name="objectwithoutfill">
      <style:graphic-properties draw:marker-start="" draw:marker-start-width="0.254cm" draw:marker-start-center="false" draw:marker-end="Arrow" draw:marker-end-width="0.254cm" draw:marker-end-center="false" draw:fill="none" draw:textarea-horizontal-align="center"/>
    </style:style>
    <style:style style:name="gr18" style:family="graphic" style:parent-style-name="objectwithoutfill">
      <style:graphic-properties draw:marker-start="Arrow" draw:marker-start-width="0.254cm" draw:marker-start-center="false" draw:marker-end="Arrow" draw:marker-end-width="0.254cm" draw:marker-end-center="false" draw:fill="none" draw:textarea-horizontal-align="center"/>
    </style:style>
    <style:style style:name="gr19" style:family="graphic" style:parent-style-name="objectwithoutfill">
      <style:graphic-properties draw:marker-start="Arrow" draw:marker-start-width="0.254cm" draw:marker-start-center="false" draw:marker-end="" draw:marker-end-width="0.254cm" draw:marker-end-center="false" draw:fill="none" draw:textarea-horizontal-align="center"/>
    </style:style>
    <style:style style:name="gr20" style:family="graphic" style:parent-style-name="objectwithoutfill">
      <style:graphic-properties draw:marker-start="Arrow" draw:marker-start-width="0.254cm" draw:marker-end="" draw:marker-end-width="0.254cm" draw:fill="none" draw:textarea-horizontal-align="center"/>
    </style:style>
    <style:style style:name="gr21" style:family="graphic" style:parent-style-name="objectwithoutfill">
      <style:graphic-properties draw:marker-start="Arrow" draw:marker-start-width="0.254cm" draw:marker-end="Arrow" draw:marker-end-width="0.254cm" draw:fill="none" draw:textarea-horizontal-align="center"/>
    </style:style>
    <style:style style:name="gr22" style:family="graphic" style:parent-style-name="objectwithoutfill">
      <style:graphic-properties svg:stroke-width="0.051cm" svg:stroke-color="#000000" draw:marker-start="Arrow" draw:marker-start-width="0.33cm" draw:marker-start-center="false" draw:marker-end="" draw:marker-end-width="0.33cm" draw:marker-end-center="false" draw:fill="none" draw:textarea-horizontal-align="center" fo:padding-top="0.05cm" fo:padding-bottom="0.05cm" fo:padding-left="0.076cm" fo:padding-right="0.076cm"/>
    </style:style>
    <style:style style:name="gr23" style:family="graphic" style:parent-style-name="objectwithoutfill">
      <style:graphic-properties svg:stroke-width="0.051cm" draw:marker-start="" draw:marker-start-width="0.33cm" draw:marker-start-center="false" draw:marker-end="Arrow" draw:marker-end-width="0.254cm" draw:marker-end-center="false" draw:fill="none" draw:textarea-horizontal-align="center" fo:padding-top="0.05cm" fo:padding-bottom="0.05cm" fo:padding-left="0.076cm" fo:padding-right="0.076cm"/>
    </style:style>
    <style:style style:name="gr24" style:family="graphic" style:parent-style-name="objectwithoutfill">
      <style:graphic-properties svg:stroke-width="0.051cm" svg:stroke-color="#000000" draw:marker-start="" draw:marker-start-width="0.33cm" draw:marker-start-center="false" draw:marker-end="Arrow" draw:marker-end-width="0.254cm" draw:marker-end-center="false" draw:fill="none" draw:textarea-horizontal-align="center" fo:padding-top="0.05cm" fo:padding-bottom="0.05cm" fo:padding-left="0.076cm" fo:padding-right="0.076cm"/>
    </style:style>
    <style:style style:name="gr25" style:family="graphic" style:parent-style-name="objectwithoutfill">
      <style:graphic-properties svg:stroke-width="0.051cm" svg:stroke-color="#000000" draw:marker-start="Arrow" draw:marker-start-width="0.254cm" draw:marker-end="" draw:marker-end-width="0.33cm" draw:fill="none" draw:textarea-horizontal-align="center" fo:padding-top="0.05cm" fo:padding-bottom="0.05cm" fo:padding-left="0.076cm" fo:padding-right="0.076cm"/>
    </style:style>
    <style:style style:name="gr26" style:family="graphic" style:parent-style-name="objectwithoutfill">
      <style:graphic-properties svg:stroke-width="0.051cm" draw:marker-start="" draw:marker-start-width="0.406cm" draw:marker-start-center="false" draw:marker-end="Arrow" draw:marker-end-width="0.254cm" draw:marker-end-center="false" draw:fill="none" draw:textarea-horizontal-align="center" fo:padding-top="0.05cm" fo:padding-bottom="0.05cm" fo:padding-left="0.076cm" fo:padding-right="0.076cm"/>
    </style:style>
    <style:style style:name="gr27" style:family="graphic" style:parent-style-name="objectwithoutfill">
      <style:graphic-properties draw:marker-end="Arrow" draw:marker-end-width="0.254cm" draw:fill="none" draw:textarea-horizontal-align="center"/>
    </style:style>
    <style:style style:name="gr28" style:family="graphic" style:parent-style-name="objectwithoutfill">
      <style:graphic-properties svg:stroke-width="0.051cm" draw:marker-start-width="0.376cm" draw:marker-end="Arrow" draw:marker-end-width="0.254cm" draw:fill="none" draw:textarea-horizontal-align="center" fo:padding-top="0.05cm" fo:padding-bottom="0.05cm" fo:padding-left="0.076cm" fo:padding-right="0.076cm"/>
    </style:style>
    <style:style style:name="gr29" style:family="graphic" style:parent-style-name="objectwithoutfill">
      <style:graphic-properties svg:stroke-width="0.152cm" svg:stroke-color="#ff3333" draw:marker-start-width="0.527cm" draw:marker-end-width="0.527cm" draw:fill="none" draw:textarea-horizontal-align="center" fo:padding-top="0.1cm" fo:padding-bottom="0.1cm" fo:padding-left="0.126cm" fo:padding-right="0.126cm"/>
    </style:style>
    <style:style style:name="P1" style:family="paragraph">
      <style:text-properties fo:font-size="16pt" fo:font-weight="bold" style:font-size-asian="16pt" style:font-weight-asian="bold" style:font-size-complex="16pt" style:font-weight-complex="bold"/>
    </style:style>
    <style:style style:name="P2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2pt"/>
    </style:style>
    <style:style style:name="P6" style:family="paragraph">
      <style:text-properties fo:font-size="10pt" style:font-size-asian="10pt" style:font-size-complex="10pt"/>
    </style:style>
    <style:style style:name="P7" style:family="paragraph">
      <style:paragraph-properties fo:text-align="center"/>
    </style:style>
    <style:style style:name="P8" style:family="paragraph">
      <style:text-properties fo:font-size="12pt" style:font-size-asian="12pt" style:font-size-complex="12pt"/>
    </style:style>
    <style:style style:name="P9" style:family="paragraph">
      <style:text-properties fo:font-size="16pt"/>
    </style:style>
    <style:style style:name="P10" style:family="paragraph">
      <style:text-properties fo:font-size="14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504cm" svg:height="0.9cm" svg:x="1.599cm" svg:y="1.55cm">
          <draw:text-box>
            <text:p><text:span text:style-name="T1">TOE/RXe</text:span></text:p>
          </draw:text-box>
        </draw:frame>
        <draw:g>
          <draw:polyline draw:style-name="gr2" draw:layer="layout" svg:width="0.249cm" svg:height="0.499cm" svg:x="1.5cm" svg:y="12.8cm" svg:viewBox="0 0 250 500" draw:points="0,0 250,250 0,500">
            <text:p/>
          </draw:polyline>
          <draw:frame draw:style-name="gr3" draw:text-style-name="P2" draw:layer="layout" svg:width="1.391cm" svg:height="0.445cm" svg:x="1.859cm" svg:y="12.808cm">
            <draw:text-box>
              <text:p><text:span text:style-name="T2">piShlClk</text:span></text:p>
            </draw:text-box>
          </draw:frame>
        </draw:g>
        <draw:g>
          <draw:frame draw:style-name="gr4" draw:text-style-name="P2" draw:layer="layout" svg:width="1.408cm" svg:height="0.445cm" svg:x="1.845cm" svg:y="12.308cm">
            <draw:text-box>
              <text:p><text:span text:style-name="T2">piShlRst</text:span></text:p>
            </draw:text-box>
          </draw:frame>
          <draw:line draw:style-name="gr5" draw:layer="layout" svg:x1="1.5cm" svg:y1="12.55cm" svg:x2="1.75cm" svg:y2="12.55cm">
            <text:p/>
          </draw:line>
        </draw:g>
        <draw:rect draw:style-name="gr6" draw:text-style-name="P3" xml:id="id25" draw:id="id25" draw:layer="layout" svg:width="3.073cm" svg:height="0.559cm" svg:x="14.218cm" svg:y="12.913cm">
          <text:p><text:span text:style-name="T3">IPRX</text:span></text:p>
        </draw:rect>
        <draw:connector draw:style-name="gr7" draw:layer="layout" svg:x1="15.754cm" svg:y1="10.9cm" svg:x2="10.628cm" svg:y2="12.657cm" draw:start-shape="id1" draw:start-glue-point="0" draw:end-shape="id2" draw:end-glue-point="2" svg:d="M15754 10900v-514h-2647v2785h-2479v-514">
          <text:p/>
        </draw:connector>
        <draw:rect draw:style-name="gr8" draw:text-style-name="P5" xml:id="id2" draw:id="id2" draw:layer="layout" svg:width="3.262cm" svg:height="1.323cm" svg:x="8.997cm" svg:y="11.334cm">
          <text:p text:style-name="P4"><text:span text:style-name="T4">Iph</text:span></text:p>
          <text:p text:style-name="P4"><text:span text:style-name="T5"><text:s text:c="4"/></text:span><text:span text:style-name="T5">InsertPseudoHeader</text:span><text:span text:style-name="T4"> </text:span></text:p>
        </draw:rect>
        <draw:connector draw:style-name="gr7" draw:layer="layout" svg:x1="10.628cm" svg:y1="11.334cm" svg:x2="10.628cm" svg:y2="10.432cm" draw:start-shape="id2" draw:start-glue-point="0" draw:end-shape="id3" draw:end-glue-point="2" svg:d="M10628 11334v-902">
          <text:p/>
        </draw:connector>
        <draw:rect draw:style-name="gr8" draw:text-style-name="P5" xml:id="id3" draw:id="id3" draw:layer="layout" svg:width="3.975cm" svg:height="1.248cm" svg:x="8.641cm" svg:y="9.184cm">
          <text:p text:style-name="P4"><text:span text:style-name="T4">Csa</text:span></text:p>
          <text:p text:style-name="P4"><text:span text:style-name="T5"><text:s text:c="4"/></text:span><text:span text:style-name="T5">CheckSumAccumulator</text:span><text:span text:style-name="T4"> </text:span></text:p>
        </draw:rect>
        <draw:connector draw:style-name="gr7" draw:layer="layout" svg:x1="8.641cm" svg:y1="9.808cm" svg:x2="5.34cm" svg:y2="12.469cm" draw:start-shape="id3" draw:start-glue-point="3" draw:end-shape="id4" draw:end-glue-point="2" svg:d="M8641 9808h-802v3175h-2499v-514">
          <text:p/>
        </draw:connector>
        <draw:connector draw:style-name="gr7" draw:layer="layout" svg:x1="10.628cm" svg:y1="9.184cm" svg:x2="10.628cm" svg:y2="8.444cm" draw:start-shape="id3" draw:start-glue-point="0" draw:end-shape="id5" draw:end-glue-point="2" svg:d="M10628 9184v-740">
          <text:p/>
        </draw:connector>
        <draw:connector draw:style-name="gr7" draw:layer="layout" draw:line-skew="-0.327cm" svg:x1="12.616cm" svg:y1="9.808cm" svg:x2="18.298cm" svg:y2="9.144cm" draw:start-shape="id3" draw:start-glue-point="1" draw:end-shape="id6" draw:end-glue-point="3" svg:d="M12616 9808h2521v-664h3161">
          <text:p/>
        </draw:connector>
        <draw:rect draw:style-name="gr8" draw:text-style-name="P5" xml:id="id4" draw:id="id4" draw:layer="layout" svg:width="3.393cm" svg:height="1.632cm" svg:x="3.644cm" svg:y="10.837cm">
          <text:p text:style-name="P4"><text:span text:style-name="T4">Tid</text:span></text:p>
          <text:p text:style-name="P4"><text:span text:style-name="T5"><text:s text:c="4"/></text:span><text:span text:style-name="T5">TcpInvalidDropper</text:span><text:span text:style-name="T4"> </text:span></text:p>
        </draw:rect>
        <draw:rect draw:style-name="gr9" draw:text-style-name="P6" xml:id="id6" draw:id="id6" draw:layer="layout" svg:width="1.004cm" svg:height="0.416cm" svg:x="18.298cm" svg:y="8.936cm">
          <text:p/>
        </draw:rect>
        <draw:rect draw:style-name="gr10" draw:text-style-name="P7" draw:layer="layout" svg:width="18cm" svg:height="11.988cm" svg:x="1.508cm" svg:y="1.457cm">
          <text:p/>
        </draw:rect>
        <draw:rect draw:style-name="gr9" draw:text-style-name="P6" xml:id="id7" draw:id="id7" draw:layer="layout" svg:width="1.004cm" svg:height="0.416cm" svg:x="18.298cm" svg:y="8.536cm">
          <text:p/>
        </draw:rect>
        <draw:connector draw:style-name="gr7" draw:layer="layout" svg:x1="18.298cm" svg:y1="8.744cm" svg:x2="11.972cm" svg:y2="8.181cm" draw:start-shape="id7" draw:start-glue-point="3" draw:end-shape="id8" draw:end-glue-point="1" svg:d="M18298 8744h-3163v-563h-3163">
          <text:p/>
        </draw:connector>
        <draw:rect draw:style-name="gr11" draw:text-style-name="P8" draw:layer="layout" svg:width="1.215cm" svg:height="1.024cm" svg:x="18.302cm" svg:y="8.428cm">
          <text:p text:style-name="P8"><text:span text:style-name="T6">PRt</text:span></text:p>
        </draw:rect>
        <draw:connector draw:style-name="gr7" draw:layer="layout" svg:x1="10.628cm" svg:y1="7.057cm" svg:x2="10.628cm" svg:y2="6.283cm" draw:start-shape="id5" draw:start-glue-point="0" draw:end-shape="id9" draw:end-glue-point="2" svg:d="M10628 7057v-774">
          <text:p/>
        </draw:connector>
        <draw:connector draw:style-name="gr7" draw:layer="layout" draw:line-skew="0.436cm" svg:x1="9.063cm" svg:y1="7.75cm" svg:x2="7.037cm" svg:y2="8.579cm" draw:start-shape="id5" draw:start-glue-point="3" draw:end-shape="id10" draw:end-glue-point="1" svg:d="M9063 7750h-577v829h-1449">
          <text:p/>
        </draw:connector>
        <draw:connector draw:style-name="gr7" draw:layer="layout" svg:x1="5.34cm" svg:y1="10.837cm" svg:x2="5.34cm" svg:y2="9.395cm" draw:start-shape="id4" draw:start-glue-point="0" draw:end-shape="id10" draw:end-glue-point="2" svg:d="M5340 10837v-1442">
          <text:p/>
        </draw:connector>
        <draw:connector draw:style-name="gr7" draw:layer="layout" svg:x1="5.34cm" svg:y1="7.763cm" svg:x2="5.34cm" svg:y2="6.892cm" draw:start-shape="id10" draw:start-glue-point="0" draw:end-shape="id11" draw:end-glue-point="2" svg:d="M5340 7763v-871">
          <text:p/>
        </draw:connector>
        <draw:rect draw:style-name="gr8" draw:text-style-name="P5" xml:id="id11" draw:id="id11" draw:layer="layout" svg:width="3.393cm" svg:height="1.632cm" svg:x="3.644cm" svg:y="5.26cm">
          <text:p text:style-name="P4"><text:span text:style-name="T4">Mwr</text:span></text:p>
          <text:p text:style-name="P4"><text:span text:style-name="T5"><text:s text:c="4"/></text:span><text:span text:style-name="T5">MemoryWritter</text:span><text:span text:style-name="T4"> </text:span></text:p>
        </draw:rect>
        <draw:connector draw:style-name="gr7" draw:layer="layout" svg:x1="5.34cm" svg:y1="5.26cm" svg:x2="5.34cm" svg:y2="4.282cm" draw:start-shape="id11" draw:start-glue-point="0" draw:end-shape="id12" draw:end-glue-point="2" svg:d="M5340 5260v-978">
          <text:p/>
        </draw:connector>
        <draw:connector draw:style-name="gr7" draw:layer="layout" svg:x1="9.116cm" svg:y1="4.016cm" svg:x2="6.854cm" svg:y2="3.781cm" draw:start-shape="id13" draw:start-glue-point="3" draw:end-shape="id12" draw:end-glue-point="1" svg:d="M9116 4016h-1124v-235h-1138">
          <text:p/>
        </draw:connector>
        <draw:connector draw:style-name="gr7" draw:layer="layout" svg:x1="5.34cm" svg:y1="3.28cm" svg:x2="9.476cm" svg:y2="2.042cm" draw:start-shape="id12" draw:start-glue-point="0" draw:end-shape="id14" draw:end-glue-point="2" svg:d="M5340 3280v-619h4136v-619">
          <text:p/>
        </draw:connector>
        <draw:rect draw:style-name="gr9" draw:text-style-name="P6" xml:id="id26" draw:id="id26" draw:layer="layout" svg:width="0.455cm" svg:height="0.416cm" svg:x="1.768cm" svg:y="5.867cm">
          <text:p/>
        </draw:rect>
        <draw:rect draw:style-name="gr9" draw:text-style-name="P6" xml:id="id15" draw:id="id15" draw:layer="layout" svg:width="0.54cm" svg:height="0.416cm" svg:x="1.726cm" svg:y="3.579cm">
          <text:p/>
        </draw:rect>
        <draw:connector draw:style-name="gr7" draw:layer="layout" svg:x1="2.266cm" svg:y1="3.787cm" svg:x2="3.827cm" svg:y2="3.781cm" draw:start-shape="id15" draw:start-glue-point="1" draw:end-shape="id12" draw:end-glue-point="3" svg:d="M2266 3787h774v-6h787">
          <text:p/>
        </draw:connector>
        <draw:rect draw:style-name="gr8" draw:text-style-name="P5" xml:id="id12" draw:id="id12" draw:layer="layout" svg:width="3.027cm" svg:height="1.002cm" svg:x="3.827cm" svg:y="3.28cm">
          <text:p text:style-name="P4"><text:span text:style-name="T4">Ran</text:span></text:p>
          <text:p text:style-name="P4"><text:span text:style-name="T5"><text:s text:c="4"/></text:span><text:span text:style-name="T5">RxAppNotifier</text:span><text:span text:style-name="T4"> </text:span></text:p>
        </draw:rect>
        <draw:connector draw:style-name="gr7" draw:layer="layout" draw:line-skew="-0.412cm" svg:x1="9.043cm" svg:y1="4.785cm" svg:x2="7.037cm" svg:y2="6.076cm" draw:start-shape="id9" draw:start-glue-point="3" draw:end-shape="id11" draw:end-glue-point="1" svg:d="M9043 4785h-1415v1291h-591">
          <text:p/>
        </draw:connector>
        <draw:connector draw:style-name="gr7" draw:layer="layout" svg:x1="9.115cm" svg:y1="5.816cm" svg:x2="7.034cm" svg:y2="8.072cm" draw:start-shape="id16" draw:start-glue-point="3" draw:end-shape="id17" draw:end-glue-point="1" svg:d="M9115 5816h-1040v2256h-1041">
          <text:p/>
        </draw:connector>
        <draw:rect draw:style-name="gr9" draw:text-style-name="P6" draw:layer="layout" svg:width="1.015cm" svg:height="0.416cm" svg:x="5.513cm" svg:y="7.864cm">
          <text:p/>
        </draw:rect>
        <draw:rect draw:style-name="gr8" draw:text-style-name="P5" xml:id="id10" draw:id="id10" draw:layer="layout" svg:width="3.393cm" svg:height="1.632cm" svg:x="3.644cm" svg:y="7.763cm">
          <text:p text:style-name="P4"><text:span text:style-name="T4">Tsd</text:span></text:p>
          <text:p text:style-name="P4"><text:span text:style-name="T5"><text:s text:c="4"/></text:span><text:span text:style-name="T5">TcpSegmentDropper</text:span><text:span text:style-name="T4"> </text:span></text:p>
        </draw:rect>
        <draw:rect draw:style-name="gr9" draw:text-style-name="P6" xml:id="id18" draw:id="id18" draw:layer="layout" svg:width="1.004cm" svg:height="0.416cm" svg:x="10.968cm" svg:y="7.073cm">
          <text:p/>
        </draw:rect>
        <draw:connector draw:style-name="gr7" draw:layer="layout" svg:x1="11.972cm" svg:y1="7.281cm" svg:x2="13.913cm" svg:y2="6.782cm" draw:start-shape="id18" draw:start-glue-point="1" draw:end-shape="id19" draw:end-glue-point="3" svg:d="M11972 7281h971v-499h970">
          <text:p/>
        </draw:connector>
        <draw:rect draw:style-name="gr9" draw:text-style-name="P6" xml:id="id21" draw:id="id21" draw:layer="layout" svg:width="1.004cm" svg:height="0.416cm" svg:x="13.913cm" svg:y="5.95cm">
          <text:p/>
        </draw:rect>
        <draw:rect draw:style-name="gr9" draw:text-style-name="P6" xml:id="id19" draw:id="id19" draw:layer="layout" svg:width="1.004cm" svg:height="0.416cm" svg:x="13.913cm" svg:y="6.574cm">
          <text:p/>
        </draw:rect>
        <draw:connector draw:style-name="gr7" draw:layer="layout" svg:x1="12.219cm" svg:y1="5.962cm" svg:x2="13.913cm" svg:y2="6.158cm" draw:start-shape="id20" draw:start-glue-point="1" draw:end-shape="id21" draw:end-glue-point="3" svg:d="M12219 5962h847v196h847">
          <text:p/>
        </draw:connector>
        <draw:rect draw:style-name="gr8" draw:text-style-name="P5" xml:id="id23" draw:id="id23" draw:layer="layout" svg:width="2.794cm" svg:height="1.41cm" svg:x="13.904cm" svg:y="5.784cm">
          <text:p text:style-name="P4"><text:span text:style-name="T4">Evm</text:span></text:p>
          <text:p text:style-name="P4"><text:span text:style-name="T5"><text:s text:c="4"/></text:span><text:span text:style-name="T5">EventMuxer</text:span><text:span text:style-name="T4"> </text:span></text:p>
        </draw:rect>
        <draw:rect draw:style-name="gr9" draw:text-style-name="P6" xml:id="id8" draw:id="id8" draw:layer="layout" svg:width="1.004cm" svg:height="0.416cm" svg:x="10.968cm" svg:y="7.973cm">
          <text:p/>
        </draw:rect>
        <draw:connector draw:style-name="gr12" draw:layer="layout" svg:x1="12.194cm" svg:y1="7.75cm" svg:x2="18.305cm" svg:y2="7.75cm" draw:start-shape="id5" draw:start-glue-point="1" draw:end-shape="id22" draw:end-glue-point="3" svg:d="M12194 7750h6111">
          <text:p/>
        </draw:connector>
        <draw:rect draw:style-name="gr8" draw:text-style-name="P5" xml:id="id5" draw:id="id5" draw:layer="layout" svg:width="3.131cm" svg:height="1.387cm" svg:x="9.063cm" svg:y="7.057cm">
          <text:p text:style-name="P4"><text:span text:style-name="T4">Mdh</text:span></text:p>
          <text:p text:style-name="P4"><text:span text:style-name="T5"><text:s text:c="4"/></text:span><text:span text:style-name="T5">MetaDataHandler</text:span><text:span text:style-name="T4"> </text:span></text:p>
        </draw:rect>
        <draw:rect draw:style-name="gr11" draw:text-style-name="P8" xml:id="id22" draw:id="id22" draw:layer="layout" svg:width="1.215cm" svg:height="0.623cm" svg:x="18.305cm" svg:y="7.439cm">
          <text:p text:style-name="P8"><text:span text:style-name="T6">SLc</text:span></text:p>
        </draw:rect>
        <draw:connector draw:style-name="gr7" draw:layer="layout" svg:x1="16.698cm" svg:y1="6.489cm" svg:x2="18.306cm" svg:y2="6.489cm" draw:start-shape="id23" draw:start-glue-point="1" draw:end-shape="id24" draw:end-glue-point="3" svg:d="M16698 6489h1608">
          <text:p/>
        </draw:connector>
        <draw:rect draw:style-name="gr11" draw:text-style-name="P8" xml:id="id24" draw:id="id24" draw:layer="layout" svg:width="1.215cm" svg:height="0.636cm" svg:x="18.306cm" svg:y="6.171cm">
          <text:p text:style-name="P8"><text:span text:style-name="T6">EVm</text:span></text:p>
        </draw:rect>
        <draw:rect draw:style-name="gr6" draw:text-style-name="P3" xml:id="id14" draw:id="id14" draw:layer="layout" svg:width="3.025cm" svg:height="0.559cm" svg:x="7.964cm" svg:y="1.483cm">
          <text:p><text:span text:style-name="T3">TRIF</text:span></text:p>
        </draw:rect>
        <draw:connector draw:style-name="gr7" draw:layer="layout" svg:x1="15.754cm" svg:y1="12.913cm" svg:x2="15.754cm" svg:y2="12.249cm" draw:start-shape="id25" draw:start-glue-point="0" draw:end-shape="id1" draw:end-glue-point="2" svg:d="M15754 12913v-664">
          <text:p/>
        </draw:connector>
        <draw:rect draw:style-name="gr8" draw:text-style-name="P5" xml:id="id1" draw:id="id1" draw:layer="layout" svg:width="3.599cm" svg:height="1.349cm" svg:x="13.955cm" svg:y="10.9cm">
          <text:p text:style-name="P4"><text:span text:style-name="T4">Tle</text:span></text:p>
          <text:p text:style-name="P4"><text:span text:style-name="T5"><text:s text:c="4"/></text:span><text:span text:style-name="T5">TcpLengthExtractor</text:span><text:span text:style-name="T4"> </text:span></text:p>
        </draw:rect>
        <draw:connector draw:style-name="gr13" draw:layer="layout" svg:x1="3.644cm" svg:y1="6.076cm" svg:x2="2.223cm" svg:y2="6.075cm" draw:start-shape="id11" draw:start-glue-point="3" draw:end-shape="id26" draw:end-glue-point="1" svg:d="M3644 6076h-717v-1h-704">
          <text:p/>
        </draw:connector>
        <draw:rect draw:style-name="gr11" draw:text-style-name="P8" xml:id="id28" draw:id="id28" draw:layer="layout" svg:width="1.215cm" svg:height="0.623cm" svg:x="18.306cm" svg:y="2.33cm">
          <text:p text:style-name="P8"><text:span text:style-name="T6">STt</text:span></text:p>
        </draw:rect>
        <draw:rect draw:style-name="gr9" draw:text-style-name="P6" xml:id="id20" draw:id="id20" draw:layer="layout" svg:width="1.004cm" svg:height="0.324cm" svg:x="11.215cm" svg:y="5.8cm">
          <text:p/>
        </draw:rect>
        <draw:rect draw:style-name="gr9" draw:text-style-name="P6" xml:id="id27" draw:id="id27" draw:layer="layout" svg:width="1.004cm" svg:height="0.324cm" svg:x="11.215cm" svg:y="3.9cm">
          <text:p/>
        </draw:rect>
        <draw:rect draw:style-name="gr9" draw:text-style-name="P6" xml:id="id16" draw:id="id16" draw:layer="layout" svg:width="1.015cm" svg:height="0.416cm" svg:x="9.115cm" svg:y="5.608cm">
          <text:p/>
        </draw:rect>
        <draw:rect draw:style-name="gr9" draw:text-style-name="P6" xml:id="id17" draw:id="id17" draw:layer="layout" svg:width="1.015cm" svg:height="0.416cm" svg:x="6.019cm" svg:y="7.864cm">
          <text:p/>
        </draw:rect>
        <draw:connector draw:style-name="gr12" draw:layer="layout" draw:line-skew="-0.119cm" svg:x1="12.219cm" svg:y1="4.062cm" svg:x2="18.306cm" svg:y2="2.641cm" draw:start-shape="id27" draw:start-glue-point="1" draw:end-shape="id28" draw:end-glue-point="3" svg:d="M12219 4062h2918v-1421h3169">
          <text:p/>
        </draw:connector>
        <draw:rect draw:style-name="gr11" draw:text-style-name="P8" xml:id="id30" draw:id="id30" draw:layer="layout" svg:width="1.215cm" svg:height="0.623cm" svg:x="18.307cm" svg:y="3.031cm">
          <text:p text:style-name="P8"><text:span text:style-name="T6">RSt</text:span></text:p>
        </draw:rect>
        <draw:rect draw:style-name="gr9" draw:text-style-name="P6" xml:id="id29" draw:id="id29" draw:layer="layout" svg:width="1.004cm" svg:height="0.324cm" svg:x="11.215cm" svg:y="4.3cm">
          <text:p/>
        </draw:rect>
        <draw:connector draw:style-name="gr12" draw:layer="layout" draw:line-skew="0.302cm" svg:x1="12.219cm" svg:y1="4.462cm" svg:x2="18.307cm" svg:y2="3.342cm" draw:start-shape="id29" draw:start-glue-point="1" draw:end-shape="id30" draw:end-glue-point="3" svg:d="M12219 4462h3340v-1120h2748">
          <text:p/>
        </draw:connector>
        <draw:rect draw:style-name="gr9" draw:text-style-name="P6" xml:id="id31" draw:id="id31" draw:layer="layout" svg:width="1.004cm" svg:height="0.324cm" svg:x="11.215cm" svg:y="4.7cm">
          <text:p/>
        </draw:rect>
        <draw:connector draw:style-name="gr12" draw:layer="layout" draw:line-skew="0.724cm" svg:x1="12.219cm" svg:y1="4.862cm" svg:x2="18.308cm" svg:y2="4.043cm" draw:start-shape="id31" draw:start-glue-point="1" draw:end-shape="id32" draw:end-glue-point="3" svg:d="M12219 4862h3762v-819h2327">
          <text:p/>
        </draw:connector>
        <draw:rect draw:style-name="gr11" draw:text-style-name="P8" xml:id="id32" draw:id="id32" draw:layer="layout" svg:width="1.215cm" svg:height="0.623cm" svg:x="18.308cm" svg:y="3.732cm">
          <text:p text:style-name="P8"><text:span text:style-name="T6">TSt</text:span></text:p>
        </draw:rect>
        <draw:rect draw:style-name="gr9" draw:text-style-name="P6" xml:id="id33" draw:id="id33" draw:layer="layout" svg:width="1.004cm" svg:height="0.324cm" svg:x="11.215cm" svg:y="5.1cm">
          <text:p/>
        </draw:rect>
        <draw:connector draw:style-name="gr7" draw:layer="layout" draw:line-skew="1.145cm" svg:x1="12.219cm" svg:y1="5.262cm" svg:x2="18.309cm" svg:y2="4.744cm" draw:start-shape="id33" draw:start-glue-point="1" draw:end-shape="id34" draw:end-glue-point="3" svg:d="M12219 5262h4184v-518h1906">
          <text:p/>
        </draw:connector>
        <draw:rect draw:style-name="gr11" draw:text-style-name="P8" xml:id="id34" draw:id="id34" draw:layer="layout" svg:width="1.215cm" svg:height="0.623cm" svg:x="18.309cm" svg:y="4.433cm">
          <text:p text:style-name="P8"><text:span text:style-name="T6">TIm</text:span></text:p>
        </draw:rect>
        <draw:rect draw:style-name="gr9" draw:text-style-name="P6" xml:id="id13" draw:id="id13" draw:layer="layout" svg:width="1.015cm" svg:height="0.416cm" svg:x="9.116cm" svg:y="3.808cm">
          <text:p/>
        </draw:rect>
        <draw:rect draw:style-name="gr9" draw:text-style-name="P6" xml:id="id35" draw:id="id35" draw:layer="layout" svg:width="1.004cm" svg:height="0.324cm" svg:x="11.215cm" svg:y="3.5cm">
          <text:p/>
        </draw:rect>
        <draw:rect draw:style-name="gr11" draw:text-style-name="P8" xml:id="id36" draw:id="id36" draw:layer="layout" svg:width="1.215cm" svg:height="0.623cm" svg:x="18.307cm" svg:y="1.631cm">
          <text:p text:style-name="P8"><text:span text:style-name="T6">STt</text:span></text:p>
        </draw:rect>
        <draw:connector draw:style-name="gr7" draw:layer="layout" draw:line-skew="-0.542cm" svg:x1="12.219cm" svg:y1="3.662cm" svg:x2="18.307cm" svg:y2="1.942cm" draw:start-shape="id35" draw:start-glue-point="1" draw:end-shape="id36" draw:end-glue-point="3" svg:d="M12219 3662h2496v-1720h3592">
          <text:p/>
        </draw:connector>
        <draw:rect draw:style-name="gr8" draw:text-style-name="P5" xml:id="id9" draw:id="id9" draw:layer="layout" svg:width="3.17cm" svg:height="2.995cm" svg:x="9.043cm" svg:y="3.288cm">
          <text:p text:style-name="P4"><text:span text:style-name="T4">Fsm</text:span></text:p>
          <text:p text:style-name="P4"><text:span text:style-name="T5"><text:s text:c="4"/></text:span><text:span text:style-name="T5">FiniteStateMachine</text:span><text:span text:style-name="T4"> </text:span></text:p>
        </draw:rect>
        <draw:rect draw:style-name="gr6" draw:text-style-name="P8" draw:layer="layout" svg:width="0.714cm" svg:height="3.744cm" svg:x="1.552cm" svg:y="3.038cm">
          <text:p text:style-name="P8"><text:span text:style-name="T6">M</text:span></text:p>
          <text:p text:style-name="P8"><text:span text:style-name="T6">E</text:span></text:p>
          <text:p text:style-name="P8"><text:span text:style-name="T6">M</text:span></text:p>
        </draw:rect>
      </draw:page>
      <draw:page draw:name="page2" draw:style-name="dp1" draw:master-page-name="Default">
        <draw:frame draw:style-name="gr1" draw:text-style-name="P1" draw:layer="layout" svg:width="1.8cm" svg:height="0.9cm" svg:x="1.75cm" svg:y="1.65cm">
          <draw:text-box>
            <text:p text:style-name="P9"><text:span text:style-name="T1">TOE</text:span></text:p>
          </draw:text-box>
        </draw:frame>
        <draw:g>
          <draw:polyline draw:style-name="gr2" draw:layer="layout" svg:width="0.249cm" svg:height="0.499cm" svg:x="1.5cm" svg:y="12.8cm" svg:viewBox="0 0 250 500" draw:points="0,0 250,250 0,500">
            <text:p/>
          </draw:polyline>
          <draw:frame draw:style-name="gr3" draw:text-style-name="P2" draw:layer="layout" svg:width="1.391cm" svg:height="0.445cm" svg:x="1.859cm" svg:y="12.808cm">
            <draw:text-box>
              <text:p><text:span text:style-name="T2">piShlClk</text:span></text:p>
            </draw:text-box>
          </draw:frame>
        </draw:g>
        <draw:g>
          <draw:frame draw:style-name="gr4" draw:text-style-name="P2" draw:layer="layout" svg:width="1.408cm" svg:height="0.445cm" svg:x="1.845cm" svg:y="12.308cm">
            <draw:text-box>
              <text:p><text:span text:style-name="T2">piShlRst</text:span></text:p>
            </draw:text-box>
          </draw:frame>
          <draw:line draw:style-name="gr5" draw:layer="layout" svg:x1="1.5cm" svg:y1="12.55cm" svg:x2="1.75cm" svg:y2="12.55cm">
            <text:p/>
          </draw:line>
        </draw:g>
        <draw:rect draw:style-name="gr10" draw:text-style-name="P7" draw:layer="layout" svg:width="18cm" svg:height="11.988cm" svg:x="1.508cm" svg:y="1.457cm">
          <text:p/>
        </draw:rect>
        <draw:rect draw:style-name="gr14" draw:text-style-name="P3" draw:layer="layout" svg:width="0.483cm" svg:height="8.077cm" svg:x="1.533cm" svg:y="3.057cm">
          <text:p text:style-name="P10"><text:span text:style-name="T3">M</text:span></text:p>
          <text:p text:style-name="P10"><text:span text:style-name="T3">E</text:span></text:p>
          <text:p text:style-name="P10"><text:span text:style-name="T3">M</text:span></text:p>
        </draw:rect>
        <draw:rect draw:style-name="gr14" draw:text-style-name="P3" draw:layer="layout" svg:width="0.483cm" svg:height="8.102cm" svg:x="19.034cm" svg:y="3.058cm">
          <text:p text:style-name="P10"><text:span text:style-name="T3">M</text:span></text:p>
          <text:p text:style-name="P10"><text:span text:style-name="T3">E</text:span></text:p>
          <text:p text:style-name="P10"><text:span text:style-name="T3">M</text:span></text:p>
        </draw:rect>
        <draw:rect draw:style-name="gr14" draw:text-style-name="P3" draw:layer="layout" svg:width="3.073cm" svg:height="0.559cm" svg:x="3.794cm" svg:y="12.913cm">
          <text:p text:style-name="P10"><text:span text:style-name="T3">IPRX</text:span></text:p>
        </draw:rect>
        <draw:rect draw:style-name="gr15" draw:text-style-name="P3" draw:layer="layout" svg:width="10.668cm" svg:height="0.559cm" svg:x="5.064cm" svg:y="1.483cm">
          <text:p text:style-name="P10"><text:span text:style-name="T3">TRIF</text:span></text:p>
        </draw:rect>
        <draw:rect draw:style-name="gr14" draw:text-style-name="P3" draw:layer="layout" svg:width="3.149cm" svg:height="0.559cm" svg:x="14.208cm" svg:y="12.914cm">
          <text:p text:style-name="P10"><text:span text:style-name="T3">L3MUX</text:span></text:p>
        </draw:rect>
        <draw:rect draw:style-name="gr14" draw:text-style-name="P3" draw:layer="layout" svg:width="3.734cm" svg:height="0.559cm" svg:x="8.67cm" svg:y="12.906cm">
          <text:p text:style-name="P10"><text:span text:style-name="T3">Smart CAM</text:span></text:p>
        </draw:rect>
        <draw:rect draw:style-name="gr16" draw:text-style-name="P5" draw:layer="layout" svg:width="3.131cm" svg:height="1.067cm" svg:x="8.844cm" svg:y="9.872cm">
          <text:p text:style-name="P5"><text:span text:style-name="T4">PRt</text:span></text:p>
          <text:p text:style-name="P5"><text:span text:style-name="T5"><text:s text:c="4"/></text:span><text:span text:style-name="T5">PortTable</text:span><text:span text:style-name="T4"> </text:span></text:p>
        </draw:rect>
        <draw:rect draw:style-name="gr16" draw:text-style-name="P5" draw:layer="layout" svg:width="3.131cm" svg:height="1.024cm" svg:x="8.844cm" svg:y="8.446cm">
          <text:p text:style-name="P5"><text:span text:style-name="T4">STt</text:span></text:p>
          <text:p text:style-name="P5"><text:span text:style-name="T5"><text:s text:c="4"/></text:span><text:span text:style-name="T5">StateTable</text:span><text:span text:style-name="T4"> </text:span></text:p>
        </draw:rect>
        <draw:rect draw:style-name="gr16" draw:text-style-name="P5" draw:layer="layout" svg:width="3.131cm" svg:height="1.016cm" svg:x="8.844cm" svg:y="7.028cm">
          <text:p text:style-name="P5"><text:span text:style-name="T4">TIm</text:span></text:p>
          <text:p text:style-name="P5"><text:span text:style-name="T5"><text:s text:c="4"/></text:span><text:span text:style-name="T5">Timers</text:span><text:span text:style-name="T4"> </text:span></text:p>
        </draw:rect>
        <draw:rect draw:style-name="gr16" draw:text-style-name="P5" draw:layer="layout" svg:width="2.214cm" svg:height="1.041cm" svg:x="8.844cm" svg:y="5.585cm">
          <text:p text:style-name="P5"><text:span text:style-name="T4">EVe</text:span></text:p>
          <text:p text:style-name="P5"><text:span text:style-name="T5"><text:s text:c="4"/></text:span><text:span text:style-name="T5">EventEngine</text:span><text:span text:style-name="T4"> </text:span></text:p>
        </draw:rect>
        <draw:rect draw:style-name="gr16" draw:text-style-name="P5" draw:layer="layout" svg:width="3.131cm" svg:height="1.016cm" svg:x="8.844cm" svg:y="4.167cm">
          <text:p text:style-name="P5"><text:span text:style-name="T4">TSt</text:span></text:p>
          <text:p text:style-name="P5"><text:span text:style-name="T5"><text:s text:c="4"/></text:span><text:span text:style-name="T5">TxSarTable</text:span><text:span text:style-name="T4"> </text:span></text:p>
        </draw:rect>
        <draw:rect draw:style-name="gr16" draw:text-style-name="P5" draw:layer="layout" svg:width="3.131cm" svg:height="1.022cm" svg:x="8.844cm" svg:y="2.643cm">
          <text:p text:style-name="P5"><text:span text:style-name="T4">RSt</text:span></text:p>
          <text:p text:style-name="P5"><text:span text:style-name="T5"><text:s text:c="4"/></text:span><text:span text:style-name="T5">RxSarTable</text:span><text:span text:style-name="T4"> </text:span></text:p>
        </draw:rect>
        <draw:rect draw:style-name="gr8" draw:text-style-name="P5" draw:layer="layout" svg:width="2.521cm" svg:height="8.916cm" svg:x="3.017cm" svg:y="3.26cm">
          <text:p text:style-name="P5"><text:span text:style-name="T4">RXe</text:span></text:p>
          <text:p text:style-name="P5"><text:span text:style-name="T5"><text:s text:c="4"/></text:span><text:span text:style-name="T5">RxEngine</text:span><text:span text:style-name="T4"> </text:span></text:p>
        </draw:rect>
        <draw:rect draw:style-name="gr8" draw:text-style-name="P5" draw:layer="layout" svg:width="2.546cm" svg:height="8.916cm" svg:x="15.452cm" svg:y="3.26cm">
          <text:p text:style-name="P5"><text:span text:style-name="T4">pTXe</text:span></text:p>
          <text:p text:style-name="P5"><text:span text:style-name="T5"><text:s text:c="4"/></text:span><text:span text:style-name="T5">TxEngine</text:span><text:span text:style-name="T4"> </text:span></text:p>
        </draw:rect>
        <draw:polyline draw:style-name="gr17" draw:layer="layout" svg:width="0cm" svg:height="0.583cm" svg:x="10.369cm" svg:y="12.379cm" svg:viewBox="0 0 0 584" draw:points="0,0 0,394 0,584">
          <text:p/>
        </draw:polyline>
        <draw:polyline draw:style-name="gr17" draw:layer="layout" svg:width="2.92cm" svg:height="0cm" svg:x="12.582cm" svg:y="11.896cm" svg:viewBox="0 0 2921 0" draw:points="0,0 1969,0 2921,0">
          <text:p/>
        </draw:polyline>
        <draw:polyline draw:style-name="gr18" draw:layer="layout" svg:width="2.971cm" svg:height="0cm" svg:x="5.495cm" svg:y="11.951cm" svg:viewBox="0 0 2972 0" draw:points="0,0 2003,0 2972,0">
          <text:p/>
        </draw:polyline>
        <draw:polyline draw:style-name="gr18" draw:layer="layout" svg:width="3.58cm" svg:height="0cm" svg:x="11.922cm" svg:y="10.652cm" svg:viewBox="0 0 3581 0" draw:points="0,0 2414,0 3581,0">
          <text:p/>
        </draw:polyline>
        <draw:polyline draw:style-name="gr18" draw:layer="layout" svg:width="3.58cm" svg:height="0cm" svg:x="11.924cm" svg:y="8.869cm" svg:viewBox="0 0 3581 0" draw:points="0,0 2414,0 3581,0">
          <text:p/>
        </draw:polyline>
        <draw:polyline draw:style-name="gr19" draw:layer="layout" svg:width="3.58cm" svg:height="0cm" svg:x="11.925cm" svg:y="7.569cm" svg:viewBox="0 0 3581 0" draw:points="0,0 2414,0 3581,0">
          <text:p/>
        </draw:polyline>
        <draw:polyline draw:style-name="gr17" draw:layer="layout" svg:width="2.67cm" svg:height="0cm" svg:x="12.836cm" svg:y="6.07cm" svg:viewBox="0 0 2671 0" draw:points="0,0 1801,0 2671,0">
          <text:p/>
        </draw:polyline>
        <draw:polyline draw:style-name="gr18" draw:layer="layout" svg:width="3.58cm" svg:height="0cm" svg:x="11.925cm" svg:y="4.769cm" svg:viewBox="0 0 3581 0" draw:points="0,0 2414,0 3581,0">
          <text:p/>
        </draw:polyline>
        <draw:polyline draw:style-name="gr18" draw:layer="layout" svg:width="3.58cm" svg:height="0cm" svg:x="11.926cm" svg:y="3.469cm" svg:viewBox="0 0 3581 0" draw:points="0,0 2414,0 3581,0">
          <text:p/>
        </draw:polyline>
        <draw:polyline draw:style-name="gr17" draw:layer="layout" svg:width="3.334cm" svg:height="0cm" svg:x="5.572cm" svg:y="7.57cm" svg:viewBox="0 0 3335 0" draw:points="0,0 2248,0 3335,0">
          <text:p/>
        </draw:polyline>
        <draw:polyline draw:style-name="gr18" draw:layer="layout" svg:width="3.274cm" svg:height="0cm" svg:x="5.573cm" svg:y="6.271cm" svg:viewBox="0 0 3275 0" draw:points="0,0 2208,0 3275,0">
          <text:p/>
        </draw:polyline>
        <draw:polyline draw:style-name="gr18" draw:layer="layout" svg:width="3.334cm" svg:height="0cm" svg:x="5.572cm" svg:y="4.77cm" svg:viewBox="0 0 3335 0" draw:points="0,0 2248,0 3335,0">
          <text:p/>
        </draw:polyline>
        <draw:polyline draw:style-name="gr18" draw:layer="layout" svg:width="3.334cm" svg:height="0cm" svg:x="5.573cm" svg:y="3.47cm" svg:viewBox="0 0 3335 0" draw:points="0,0 2248,0 3335,0">
          <text:p/>
        </draw:polyline>
        <draw:polyline draw:style-name="gr17" draw:layer="layout" svg:width="3.334cm" svg:height="0cm" svg:x="5.573cm" svg:y="7.27cm" svg:viewBox="0 0 3335 0" draw:points="0,0 2248,0 3335,0">
          <text:p/>
        </draw:polyline>
        <draw:polyline draw:style-name="gr20" draw:layer="layout" svg:width="0.989cm" svg:height="2.818cm" svg:x="7.858cm" svg:y="3.032cm" svg:viewBox="0 0 990 2819" draw:points="990,2819 0,2819 0,0">
          <text:p/>
        </draw:polyline>
        <draw:polyline draw:style-name="gr21" draw:layer="layout" svg:width="1.312cm" svg:height="6.19cm" svg:x="7.586cm" svg:y="2.955cm" svg:viewBox="0 0 1313 6191" draw:points="1313,6191 0,6191 0,0">
          <text:p/>
        </draw:polyline>
        <draw:polyline draw:style-name="gr21" draw:layer="layout" svg:width="1.775cm" svg:height="7.772cm" svg:x="7.123cm" svg:y="2.978cm" svg:viewBox="0 0 1776 7773" draw:points="1776,7773 0,7773 0,0">
          <text:p/>
        </draw:polyline>
        <draw:polyline draw:style-name="gr21" draw:layer="layout" svg:width="1.902cm" svg:height="8.712cm" svg:x="6.59cm" svg:y="2.955cm" svg:viewBox="0 0 1903 8713" draw:points="1903,8713 0,8713 0,0">
          <text:p/>
        </draw:polyline>
        <draw:polyline draw:style-name="gr21" draw:layer="layout" svg:width="1.733cm" svg:height="7.111cm" svg:x="11.922cm" svg:y="2.981cm" svg:viewBox="0 0 1734 7112" draw:points="0,7112 1734,7112 1734,0">
          <text:p/>
        </draw:polyline>
        <draw:polyline draw:style-name="gr22" draw:layer="layout" svg:width="0cm" svg:height="0.863cm" svg:x="4.269cm" svg:y="12.099cm" svg:viewBox="0 0 0 864" draw:points="0,0 0,582 0,864">
          <text:p/>
        </draw:polyline>
        <draw:polyline draw:style-name="gr23" draw:layer="layout" svg:width="0cm" svg:height="0.863cm" svg:x="16.469cm" svg:y="12.1cm" svg:viewBox="0 0 0 864" draw:points="0,0 0,582 0,864">
          <text:p/>
        </draw:polyline>
        <draw:polyline draw:style-name="gr19" draw:layer="layout" svg:width="0cm" svg:height="0.583cm" svg:x="10.669cm" svg:y="12.38cm" svg:viewBox="0 0 0 584" draw:points="0,0 0,394 0,584">
          <text:p/>
        </draw:polyline>
        <draw:polyline draw:style-name="gr18" draw:layer="layout" svg:width="0.838cm" svg:height="0cm" svg:x="8.035cm" svg:y="2.828cm" svg:viewBox="0 0 839 0" draw:points="0,0 566,0 839,0">
          <text:p/>
        </draw:polyline>
        <draw:polyline draw:style-name="gr18" draw:layer="layout" svg:width="0.838cm" svg:height="0cm" svg:x="11.936cm" svg:y="2.828cm" svg:viewBox="0 0 839 0" draw:points="0,0 566,0 839,0">
          <text:p/>
        </draw:polyline>
        <draw:polyline draw:style-name="gr24" draw:layer="layout" svg:width="1.015cm" svg:height="0cm" svg:x="2.016cm" svg:y="7.096cm" svg:viewBox="0 0 1016 0" draw:points="1016,0 331,0 0,0">
          <text:p/>
        </draw:polyline>
        <draw:polyline draw:style-name="gr25" draw:layer="layout" svg:width="3.123cm" svg:height="3.58cm" svg:x="2.016cm" svg:y="2.778cm" svg:viewBox="0 0 3124 3581" draw:points="3124,0 472,0 472,3581 0,3581">
          <text:p/>
        </draw:polyline>
        <draw:polyline draw:style-name="gr26" draw:layer="layout" svg:width="1.015cm" svg:height="0cm" svg:x="18.016cm" svg:y="7.096cm" svg:viewBox="0 0 1016 0" draw:points="1016,0 331,0 0,0">
          <text:p/>
        </draw:polyline>
        <draw:polyline draw:style-name="gr19" draw:layer="layout" svg:width="2.92cm" svg:height="0cm" svg:x="12.583cm" svg:y="11.669cm" svg:viewBox="0 0 2921 0" draw:points="0,0 1969,0 2921,0">
          <text:p/>
        </draw:polyline>
        <draw:rect draw:style-name="gr8" draw:text-style-name="P5" draw:layer="layout" svg:width="4.267cm" svg:height="1.016cm" svg:x="8.391cm" svg:y="11.414cm">
          <text:p text:style-name="P5"><text:span text:style-name="T4">SLc</text:span></text:p>
          <text:p text:style-name="P5"><text:span text:style-name="T5"><text:s text:c="4"/></text:span><text:span text:style-name="T5">SessionLookupController</text:span><text:span text:style-name="T4"> </text:span></text:p>
        </draw:rect>
        <draw:rect draw:style-name="gr8" draw:text-style-name="P5" draw:layer="layout" svg:width="3.027cm" svg:height="1.002cm" svg:x="5.064cm" svg:y="2.041cm">
          <text:p text:style-name="P5"><text:span text:style-name="T4">RAi</text:span></text:p>
          <text:p text:style-name="P5"><text:span text:style-name="T5"><text:s text:c="4"/></text:span><text:span text:style-name="T5">RxAppInterface</text:span><text:span text:style-name="T4"> </text:span></text:p>
        </draw:rect>
        <draw:polyline draw:style-name="gr27" draw:layer="layout" svg:width="7.441cm" svg:height="0.939cm" svg:x="5.521cm" svg:y="2.955cm" svg:viewBox="0 0 7442 940" draw:points="0,940 7442,940 7442,0">
          <text:p/>
        </draw:polyline>
        <draw:rect draw:style-name="gr8" draw:text-style-name="P5" draw:layer="layout" svg:width="2.977cm" svg:height="1.024cm" svg:x="12.755cm" svg:y="2.019cm">
          <text:p text:style-name="P5"><text:span text:style-name="T4">TAi</text:span></text:p>
          <text:p text:style-name="P5"><text:span text:style-name="T5"><text:s text:c="4"/></text:span><text:span text:style-name="T5">TxAppInterface</text:span></text:p>
        </draw:rect>
        <draw:polyline draw:style-name="gr28" draw:layer="layout" svg:width="3.377cm" svg:height="3.657cm" svg:x="15.706cm" svg:y="2.752cm" svg:viewBox="0 0 3378 3658" draw:points="0,0 2642,0 2642,3658 3378,3658">
          <text:p/>
        </draw:polyline>
        <draw:rect draw:style-name="gr8" draw:text-style-name="P5" draw:layer="layout" svg:width="1.994cm" svg:height="1.041cm" svg:x="11.045cm" svg:y="5.586cm">
          <text:p text:style-name="P5"><text:span text:style-name="T4">AKd</text:span></text:p>
          <text:p text:style-name="P5"><text:span text:style-name="T5"><text:s text:c="4"/></text:span><text:span text:style-name="T5">AckDelayer</text:span><text:span text:style-name="T4"> </text:span></text:p>
        </draw:rect>
        <draw:line draw:style-name="gr29" draw:layer="layout" svg:x1="1cm" svg:y1="13.192cm" svg:x2="17.154cm" svg:y2="1.736cm">
          <text:p/>
        </draw:line>
        <draw:polyline draw:style-name="gr18" draw:layer="layout" svg:width="2.971cm" svg:height="0cm" svg:x="5.495cm" svg:y="11.951cm" svg:viewBox="0 0 2972 0" draw:points="0,0 2003,0 2972,0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5DT18H51M59S</meta:editing-duration>
    <meta:editing-cycles>183</meta:editing-cycles>
    <meta:generator>OpenOffice/4.1.3$Win32 OpenOffice.org_project/413m1$Build-9783</meta:generator>
    <dc:date>2018-12-07T23:22:02.08</dc:date>
    <dc:creator>Francois Abel</dc:creator>
    <meta:printed-by>Francois Abel</meta:printed-by>
    <meta:print-date>2018-11-01T20:08:16.68</meta:print-date>
    <meta:document-statistic meta:object-count="132"/>
  </office:meta>
</office:document-meta>
</file>